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TableContents" style:family="paragraph">
      <style:text-properties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" style:parent-style-name="TableContents" style:list-style-name="LFO1" style:family="paragraph">
      <style:text-properties fo:language="ru" fo:country="RU"/>
    </style:style>
    <style:style style:name="P99" style:parent-style-name="TableContents" style:list-style-name="LFO1" style:family="paragraph">
      <style:text-properties fo:language="ru" fo:country="RU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" style:parent-style-name="TableContents" style:list-style-name="LFO2" style:family="paragraph">
      <style:text-properties fo:language="ru" fo:country="RU"/>
    </style:style>
    <style:style style:name="P106" style:parent-style-name="TableContents" style:list-style-name="LFO2" style:family="paragraph"/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TableContents" style:list-style-name="LFO3" style:family="paragraph">
      <style:text-properties fo:language="ru" fo:country="RU"/>
    </style:style>
    <style:style style:name="P117" style:parent-style-name="TableContents" style:list-style-name="LFO3" style:family="paragraph">
      <style:text-properties fo:language="ru" fo:country="RU"/>
    </style:style>
    <style:style style:name="P118" style:parent-style-name="TableContents" style:list-style-name="LFO3" style:family="paragraph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P120" style:parent-style-name="TableContents" style:list-style-name="LFO4" style:family="paragraph">
      <style:text-properties fo:language="ru" fo:country="RU"/>
    </style:style>
    <style:style style:name="P121" style:parent-style-name="TableContents" style:list-style-name="LFO4" style:family="paragraph"/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8" style:parent-style-name="TableContents" style:list-style-name="LFO4" style:family="paragraph"/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P142" style:parent-style-name="TableContents" style:list-style-name="LFO4" style:family="paragraph">
      <style:text-properties fo:language="ru" fo:country="RU"/>
    </style:style>
    <style:style style:name="P143" style:parent-style-name="TableContents" style:list-style-name="LFO4" style:family="paragraph"/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P147" style:parent-style-name="TableContents" style:list-style-name="LFO4" style:family="paragraph"/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P150" style:parent-style-name="TableContents" style:list-style-name="LFO4" style:family="paragraph">
      <style:text-properties fo:language="ru" fo:country="RU"/>
    </style:style>
    <style:style style:name="P151" style:parent-style-name="TableContents" style:list-style-name="LFO4" style:family="paragraph"/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P15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елютин Владислав Игоревич</text:p>
          </table:table-cell>
        </table:table-row>
        <table:table-row table:style-name="TableRow10">
          <table:table-cell table:style-name="TableCell11" table:number-columns-spanned="2">
            <text:p text:style-name="P12">C#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функционала<text:s/>родительского метод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Статические(</text:span>static<text:span text:style-name="T23"><text:s/></text:span>class<text:span text:style-name="T24">), абстрактные(</text:span>abstract<text:span text:style-name="T25"><text:s/></text:span>class<text:span text:style-name="T26">), запечатанные(</text:span>sealed<text:span text:style-name="T27"><text:s/></text:span>class<text:span text:style-name="T28">), обычные(</text:span>class<text:span text:style-name="T29">)</text:span></text:p>
            <text:p text:style-name="P30"/>
          </table:table-cell>
        </table:table-row>
        <table:table-row table:style-name="TableRow31">
          <table:table-cell table:style-name="TableCell32">
            <text:p text:style-name="TableContents"><text:span text:style-name="T33">Как и зачем можно использовать модификаторы<text:s/></text:span>sealed<text:span text:style-name="T34">,<text:s/></text:span>readonly<text:span text:style-name="T35">,<text:s/></text:span>const<text:span text:style-name="T36">? В чем отличие между ними?</text:span></text:p>
          </table:table-cell>
          <table:table-cell table:style-name="TableCell37">
            <text:p text:style-name="TableContents">Sealed<text:span text:style-name="T38">: для</text:span><text:span text:style-name="T39"><text:s/>классов – запрет наследования от класса с модификатором<text:s/></text:span>sealed<text:span text:style-name="T40"><text:s/>(</text:span>sealed<text:span text:style-name="T41"><text:s/></text:span>class<text:span text:style-name="T42"><text:s/></text:span>A<text:span text:style-name="T43">{}), для фукнций запрет на переопределение метода класса, но метод должен быть уже наследован(</text:span>override<text:span text:style-name="T44"><text:s text:c="2"/></text:span>sealed<text:span text:style-name="T45"><text:s/></text:span>void<text:span text:style-name="T46"><text:s/></text:span>Method<text:span text:style-name="T47">(){}) .</text:span></text:p>
            <text:p text:style-name="TableContents">Readonly<text:span text:style-name="T48">: для полей класса – изменение поля тол</text:span><text:span text:style-name="T49">ько в конструкторе(</text:span>readonly<text:span text:style-name="T50"><text:s/></text:span>int<text:span text:style-name="T51"><text:s/></text:span>a<text:span text:style-name="T52">), для структур – указывает на неизменность состояния, все поля должны быть доступны только для чтения.(</text:span>readonly<text:span text:style-name="T53"><text:s/></text:span>struct<text:span text:style-name="T54"><text:s/></text:span>A<text:span text:style-name="T55">{} ) .</text:span></text:p>
            <text:p text:style-name="TableContents">Const<text:span text:style-name="T56"><text:s/>– неизменные значения, которые известны и задаются на этапе компиляции (</text:span>cons<text:span text:style-name="T57"><text:s/></text:span>int<text:span text:style-name="T58"><text:s/></text:span>a<text:span text:style-name="T59"><text:s/>= 0).</text:span></text:p>
          </table:table-cell>
        </table:table-row>
        <table:table-row table:style-name="TableRow60">
          <table:table-cell table:style-name="TableCell61">
            <text:p text:style-name="TableContents"><text:span text:style-name="T62">Какие есть варианты использования ключевого слова<text:s/></text:span>try<text:span text:style-name="T63">? Для чего используется ключевое слово<text:s/></text:span>using<text:span text:style-name="T64">?</text:span></text:p>
          </table:table-cell>
          <table:table-cell table:style-name="TableCell65">
            <text:p text:style-name="TableContents">Try<text:span text:style-name="T66"><text:s/>– используется для обработки исключений. Используется с<text:s/></text:span>catch<text:span text:style-name="T67"><text:s/>и<text:s/></text:span>finally<text:span text:style-name="T68">.<text:s/></text:span>Catch<text:span text:style-name="T69"><text:s/>– обработчик исключений, возникает после появления исключения в блоке<text:s/></text:span>try<text:span text:style-name="T70">;<text:s/></text:span>finally<text:span text:style-name="T71"><text:s/>– блок который выполняется всегда (если исключение не возникает только после<text:s/></text:span>try<text:span text:style-name="T72">, если исключение возникает то после<text:s/></text:span>catch<text:span text:style-name="T73">)</text:span></text:p>
            <text:p text:style-name="TableContents">Using –<text:s/><text:span text:style-name="T74">выделение области действия.</text:span></text:p>
          </table:table-cell>
        </table:table-row>
        <table:table-row table:style-name="TableRow75">
          <table:table-cell table:style-name="TableCell76">
            <text:p text:style-name="TableContents"><text:span text:style-name="T77">Какие есть стандартные реализации интерфейса<text:s/></text:span>ICollection<text:span text:style-name="T78"><text:s/>и в каких ситуациях их нужно</text:span><text:span text:style-name="T79"><text:s/>использовать?</text:span></text:p>
          </table:table-cell>
          <table:table-cell table:style-name="TableCell80">
            <text:p text:style-name="TableContents">IList<text:span text:style-name="T81"><text:s/>– список, используется для возможности получения элемента коллекции по индексу(Индекс - Значение).</text:span></text:p>
            <text:p text:style-name="TableContents">IDictionary<text:span text:style-name="T82"><text:s/>– словарь, используется для возможности получения элемента коллекции по ключевому полю(Ключ-Значение).</text:span></text:p>
          </table:table-cell>
        </table:table-row>
        <table:table-row table:style-name="TableRow83">
          <table:table-cell table:style-name="TableCell84">
            <text:p text:style-name="TableContents"><text:span text:style-name="T85">В чём основная идея<text:s/></text:span>LINQ<text:span text:style-name="T86">?</text:span></text:p>
          </table:table-cell>
          <table:table-cell table:style-name="TableCell87">
            <text:p text:style-name="TableContents"><text:span text:style-name="T88">Создание единого языка написания запросов для коллекций, БД<text:s/></text:span>sql<text:span text:style-name="T89">,<text:s/></text:span>xml<text:span text:style-name="T90"><text:s/>и т.д.</text:span></text:p>
          </table:table-cell>
        </table:table-row>
        <table:table-row table:style-name="TableRow91">
          <table:table-cell table:style-name="TableCell92" table:number-columns-spanned="2">
            <text:p text:style-name="P93">Разное</text:p>
          </table:table-cell>
          <table:covered-table-cell/>
        </table:table-row>
        <table:table-row table:style-name="TableRow94">
          <table:table-cell table:style-name="TableCell95">
            <text:p text:style-name="P96">Каким критериям должна удовлетворять «хорошая» хэш-функция?</text:p>
          </table:table-cell>
          <table:table-cell table:style-name="TableCell97">
            <text:list text:style-name="LFO1" text:continue-numbering="true">
              <text:list-item>
                <text:p text:style-name="P98">Скорость</text:p>
              </text:list-item>
              <text:list-item>
                <text:p text:style-name="P99">Кол-во коллизий</text:p>
              </text:list-item>
            </text:list>
          </table:table-cell>
        </table:table-row>
        <table:table-row table:style-name="TableRow100">
          <table:table-cell table:style-name="TableCell101">
            <text:p text:style-name="TableContents"><text:span text:style-name="T102">В чём причина популярности и широкого распространения кодировки<text:s/></text:span>UTF<text:span text:style-name="T103">-8?</text:span></text:p>
          </table:table-cell>
          <table:table-cell table:style-name="TableCell104">
            <text:list text:style-name="LFO2" text:continue-numbering="true">
              <text:list-item>
                <text:p text:style-name="P105">Компактность</text:p>
              </text:list-item>
              <text:list-item>
                <text:p text:style-name="P106"><text:span text:style-name="T107">Позволяет представить символы<text:s/></text:span>Unicode<text:span text:style-name="T108"><text:s/>и множество не латинских алфавитов</text:span></text:p>
              </text:list-item>
            </text:list>
          </table:table-cell>
        </table:table-row>
        <table:table-row table:style-name="TableRow109">
          <table:table-cell table:style-name="TableCell110">
            <text:p text:style-name="TableContents"><text:span text:style-name="T111">Сравните форматы<text:s/></text:span>XML<text:span text:style-name="T112"><text:s/>и<text:s/></text:span>JSON<text:span text:style-name="T113">. Когда какой использовать?</text:span></text:p>
          </table:table-cell>
          <table:table-cell table:style-name="TableCell114">
            <text:p text:style-name="TableContents"><text:s/>JSON<text:span text:style-name="T115"><text:s/>- формат обмена данными</text:span>:<text:s/></text:p>
            <text:list text:style-name="LFO3" text:continue-numbering="true">
              <text:list-item>
                <text:p text:style-name="P116">Удобнее (субъективно)</text:p>
              </text:list-item>
              <text:list-item>
                <text:p text:style-name="P117">Ключ-значение</text:p>
              </text:list-item>
              <text:list-item>
                <text:p text:style-name="P118">Быстрая обработка данных</text:p>
              </text:list-item>
            </text:list>
            <text:soft-page-break/>
            <text:p text:style-name="TableContents">XML<text:span text:style-name="T119"><text:s/>– язык разметки:</text:span></text:p>
            <text:list text:style-name="LFO4" text:continue-numbering="true">
              <text:list-item>
                <text:p text:style-name="P120">Возможности размещения матаданных в тегах</text:p>
              </text:list-item>
              <text:list-item>
                <text:p text:style-name="P121"><text:span text:style-name="T122">Возможность использовать вспомогательные инструменты (</text:span>XLST<text:span text:style-name="T123">,<text:s/></text:span>XSD<text:span text:style-name="T124"><text:s/>и т.д.)</text:span></text:p>
              </text:list-item>
            </text:list>
            <text:p text:style-name="TableContents">JSON<text:span text:style-name="T125"><text:s/>используется если нужен простой и быстрый обмен данным,<text:s/></text:span>XML<text:span text:style-name="T126"><text:s/>используется когда требуются более мощные возможности с поддержкой правильнос</text:span><text:span text:style-name="T127">ти формирования самого документа(</text:span>XSD<text:span text:style-name="T128">, при обмене с другими ИС), поиска по странице(</text:span>XLST<text:span text:style-name="T129">, <text:s/></text:span>XPath<text:span text:style-name="T130">, для формирования документов на основании<text:s/></text:span>HTML<text:span text:style-name="T131"><text:s/>разметки и обратно) и прочие.</text:span></text:p>
          </table:table-cell>
        </table:table-row>
        <text:soft-page-break/>
        <table:table-row table:style-name="TableRow132">
          <table:table-cell table:style-name="TableCell133">
            <text:p text:style-name="TableContents"><text:span text:style-name="T134">Опишите что будет происходить «под капотом» после ввода адреса сайта в браузере и<text:s/></text:span><text:span text:style-name="T135">нажатия<text:s/></text:span>Enter<text:span text:style-name="T136">?</text:span></text:p>
          </table:table-cell>
          <table:table-cell table:style-name="TableCell137">
            <text:list text:style-name="LFO4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8"><text:span text:style-name="T139">Поиск<text:s/></text:span>DNS<text:span text:style-name="T140"><text:s/></text:span><text:span text:style-name="T141">в локальном кэше</text:span></text:p>
                          </text:list-item>
                          <text:list-item>
                            <text:p text:style-name="P142">Передача запроса ОС для проверки кэша ОС</text:p>
                          </text:list-item>
                          <text:list-item>
                            <text:p text:style-name="P143"><text:span text:style-name="T144">Если в локальном кэше браузера и кэше ОС нет информации о<text:s/></text:span>IP<text:span text:style-name="T145"><text:s/>сайта, происходит поиск<text:s/></text:span>DNS<text:span text:style-name="T146"><text:s text:c="2"/>в кэше провайдера, далее будет производить в кэше корневого<text:s/></text:span>DNS</text:p>
                          </text:list-item>
                          <text:list-item>
                            <text:p text:style-name="P147"><text:span text:style-name="T148">Выполняется запрос по найденному<text:s/></text:span>IP<text:span text:style-name="T149"><text:s/>адресу</text:span></text:p>
                          </text:list-item>
                          <text:list-item>
                            <text:p text:style-name="P150">Получение и обработка ответа от сервера</text:p>
                          </text:list-item>
                          <text:list-item>
                            <text:p text:style-name="P151"><text:span text:style-name="T152">Выполнение действия исходя из расшифрованного ответа сервера(например: если получена<text:s/></text:span>HTML<text:span text:style-name="T153"><text:s/>страница, выводи её в окно браузера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erif" style:font-name-asian="SimSun" style:font-name-complex="Mang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hatIsLove</meta:initial-creator>
    <dc:creator>WhatIsLove</dc:creator>
    <meta:creation-date>2017-10-20T23:40:00Z</meta:creation-date>
    <dc:date>2021-05-04T08:26:00Z</dc:date>
    <meta:template xlink:href="Normal.dotm" xlink:type="simple"/>
    <meta:editing-cycles>3</meta:editing-cycles>
    <meta:editing-duration>PT12300S</meta:editing-duration>
    <meta:document-statistic meta:page-count="2" meta:paragraph-count="6" meta:word-count="475" meta:character-count="3178" meta:row-count="22" meta:non-whitespace-character-count="2709"/>
  </office:meta>
</office:document-meta>
</file>